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42b5" officeooo:paragraph-rsid="0005c738"/>
    </style:style>
    <style:style style:name="P2" style:family="paragraph" style:parent-style-name="Standard">
      <style:text-properties officeooo:rsid="0007e910" officeooo:paragraph-rsid="0007e910"/>
    </style:style>
    <style:style style:name="P3" style:family="paragraph" style:parent-style-name="Standard">
      <style:text-properties officeooo:rsid="000a2971" officeooo:paragraph-rsid="000a2971"/>
    </style:style>
    <style:style style:name="P4" style:family="paragraph" style:parent-style-name="Standard" style:list-style-name="L1">
      <style:text-properties officeooo:rsid="000542b5" officeooo:paragraph-rsid="0005c738"/>
    </style:style>
    <style:style style:name="P5" style:family="paragraph" style:parent-style-name="Standard" style:list-style-name="L1">
      <style:text-properties officeooo:rsid="0005c738" officeooo:paragraph-rsid="0005c738"/>
    </style:style>
    <style:style style:name="P6" style:family="paragraph" style:parent-style-name="Standard" style:list-style-name="L1">
      <style:text-properties officeooo:rsid="0007e910" officeooo:paragraph-rsid="0007e910"/>
    </style:style>
    <style:style style:name="P7" style:family="paragraph" style:parent-style-name="Standard">
      <style:text-properties officeooo:rsid="000c36c5" officeooo:paragraph-rsid="000c36c5"/>
    </style:style>
    <style:style style:name="P8" style:family="paragraph" style:parent-style-name="Standard">
      <style:text-properties officeooo:rsid="001050d5" officeooo:paragraph-rsid="001050d5"/>
    </style:style>
    <style:style style:name="T1" style:family="text">
      <style:text-properties officeooo:rsid="000b1f59"/>
    </style:style>
    <style:style style:name="T2" style:family="text">
      <style:text-properties officeooo:rsid="000d346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omeetria pakett.</text:p>
      <text:p text:style-name="P1">Põhimõtted:</text:p>
      <text:list xml:id="list5361471605045206126" text:style-name="L1">
        <text:list-item>
          <text:p text:style-name="P4">Lihtne kasutada,</text:p>
        </text:list-item>
        <text:list-item>
          <text:p text:style-name="P4">Ei pea java failist asju muutma,</text:p>
        </text:list-item>
        <text:list-item>
          <text:p text:style-name="P4">Vastus kuvatakse “=” blokist, muudele portidele on juurde kirjutatud millega on tegu, kuid numbreid esialgu ei kuvata</text:p>
        </text:list-item>
        <text:list-item>
          <text:p text:style-name="P5">Kasutatakse ainult kahemõõtmelisi kujundeid</text:p>
        </text:list-item>
        <text:list-item>
          <text:p text:style-name="P5">Olemasolevatest kujunditest peab olema võimalik koostada teisi.</text:p>
        </text:list-item>
        <text:list-item>
          <text:p text:style-name="P6">Porte võiks olla võimalik kujundi peal liigutada, et neid omavahel võrduma panna</text:p>
        </text:list-item>
        <text:list-item>
          <text:p text:style-name="P6">Kujundid on muudetava suurusega, et neid saaks üksteise külge mugavalt ühendada.</text:p>
        </text:list-item>
        <text:list-item>
          <text:p text:style-name="P6">Porte saab liigutada nende juurde kuuluvate joonte peal</text:p>
        </text:list-item>
      </text:list>
      <text:p text:style-name="P2"/>
      <text:p text:style-name="P2"/>
      <text:p text:style-name="P3">Dokumentatsiooni osa.</text:p>
      <text:p text:style-name="P3"/>
      <text:p text:style-name="P3">Cocovila geomeetria pakett on ette nähtud geomeetriaülesannete lahendamiseks. Tegu on Cocovilaga tutvumiseks mõeldud paketiga. See pakett sisaldab endas 6 kujundit (ruut, ring, trapets, ristkülik, kolmnurk ja täisnurkne kolmnurk) ühte seose loomise klassi ning viite tehtemärki (liitmine, lahutamine, korrutamine, jagamine ja võrdusmärk). Nende abil on võimalik erinevate kujundite pindalade, ümbermõõtude ja muude suuruste leidmine. Skeemi koostamiseks tuleb programmi ülevalt ribalt valida endale sobivad kujundid ning ühendada nendel paiknevad pordid nii nagu soovitud. Pordid tähistavad kindlat sirglõiku, nurka, joont või pindala kujundi pinnal ning need pordid o<text:span text:style-name="T1">n tähtedega tähistatud. Porte saab ühendada kahel viisil: mõni port saab teisega ühendatud kui pordid üksteise peale asetada, ülejäänud tuleb ühendada joonega (relation). Skeemil paiknevate kujundite suuruste vahel saab teha ka tehteid. Kui “+” tehte sisendisse ühendada ringi pindala ja ruudu pindala, siis “+” tehte väljundisse tulebki nende pindalade summa. <text:s/>Vastuse kätte saamiseks tuleb skeemile lisada “=” blokk. Selle sisendisse tuleb ühendada vastuseks soovitud suurus (nt ringi pindala, (ruudu külg – ringi diameeter) “-” bloki väljundist või muud).</text:span></text:p>
      <text:p text:style-name="P7">Skeemi käivitamiseks <text:span text:style-name="T2">valida ülevalt ribalt “Scheme” → “Specification...”, avanenud aknast valida ülevalt servast “Compute goal”, uuest aknast “Compile &amp; run” ning siis näidatakse kõik välja arvutatud suurused ära. Kui tahate välja arvutatud suurusi ka skeemil näha siis tuleb selleks enne arvutamist valida ülevalt ribalt “Scheme” → “Propagate”.</text:span></text:p>
      <text:p text:style-name="P7"/>
      <text:p text:style-name="P8">Skeemi koostamin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0T14:30:09.592965467</meta:creation-date>
    <dc:date>2015-05-12T21:18:22.823615045</dc:date>
    <meta:editing-duration>P0D</meta:editing-duration>
    <meta:editing-cycles>4</meta:editing-cycles>
    <meta:generator>LibreOffice/4.2.8.2$Linux_X86_64 LibreOffice_project/420m0$Build-2</meta:generator>
    <meta:document-statistic meta:table-count="0" meta:image-count="0" meta:object-count="0" meta:page-count="1" meta:paragraph-count="14" meta:word-count="290" meta:character-count="2133" meta:non-whitespace-character-count="1863"/>
  </office:meta>
</office:document-meta>
</file>